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Times New Roman" svg:font-family="'Times New Roman'"/>
    <style:font-face style:name="apple-system" svg:font-family="apple-system, system-ui, BlinkMacSystemFont, 'segoe ui', Helvetica, Arial, sans-serif, 'apple color emoji', 'segoe ui emoji', 'segoe ui symbol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paragraph-rsid="001726b2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paragraph-rsid="001ec7fd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8dad0" officeooo:paragraph-rsid="0018dad0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8dad0" officeooo:paragraph-rsid="001e2f62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ec7fd" officeooo:paragraph-rsid="001ec7fd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726b2" officeooo:paragraph-rsid="001726b2" fo:background-color="#dddddd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726b2" officeooo:paragraph-rsid="0018dad0" fo:background-color="#dddddd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/>
    </style:style>
    <style:style style:name="P1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T1" style:family="text">
      <style:text-properties officeooo:rsid="0013592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5924" style:font-weight-asian="bold" style:font-weight-complex="bold"/>
    </style:style>
    <style:style style:name="T4" style:family="text">
      <style:text-properties fo:font-weight="bold" officeooo:rsid="001726b2" style:font-weight-asian="bold" style:font-weight-complex="bold"/>
    </style:style>
    <style:style style:name="T5" style:family="text">
      <style:text-properties fo:font-weight="bold" officeooo:rsid="001d65d2" style:font-weight-asian="bold" style:font-weight-complex="bold"/>
    </style:style>
    <style:style style:name="T6" style:family="text">
      <style:text-properties fo:font-weight="bold" officeooo:rsid="001d65d2" style:font-size-asian="14pt" style:font-weight-asian="bold" style:font-size-complex="14pt" style:font-weight-complex="bold"/>
    </style:style>
    <style:style style:name="T7" style:family="text">
      <style:text-properties officeooo:rsid="0014fecc"/>
    </style:style>
    <style:style style:name="T8" style:family="text">
      <style:text-properties fo:font-variant="normal" fo:text-transform="none" fo:color="#1b1b1b" loext:opacity="100%" style:font-name="Inter" fo:font-size="10.9499998092651pt" fo:letter-spacing="normal" fo:font-style="normal" fo:font-weight="normal"/>
    </style:style>
    <style:style style:name="T9" style:family="text">
      <style:text-properties fo:font-variant="normal" fo:text-transform="none" fo:color="#1b1b1b" loext:opacity="100%" style:font-name="Ubuntu" fo:font-size="10.9499998092651pt" fo:letter-spacing="normal" fo:font-style="normal" fo:font-weight="normal"/>
    </style:style>
    <style:style style:name="T10" style:family="text">
      <style:text-properties fo:font-variant="normal" fo:text-transform="none" fo:color="#1b1b1b" loext:opacity="100%" style:font-name="Ubuntu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000000" loext:opacity="100%" style:font-name="Ubuntu" fo:letter-spacing="normal" fo:font-style="normal" fo:font-weight="normal" style:font-size-asian="14pt" style:font-size-complex="14pt"/>
    </style:style>
    <style:style style:name="T12" style:family="text">
      <style:text-properties officeooo:rsid="001726b2"/>
    </style:style>
    <style:style style:name="T13" style:family="text">
      <style:text-properties officeooo:rsid="0018dad0"/>
    </style:style>
    <style:style style:name="T14" style:family="text">
      <style:text-properties officeooo:rsid="001b7781"/>
    </style:style>
    <style:style style:name="T15" style:family="text">
      <style:text-properties officeooo:rsid="001d65d2"/>
    </style:style>
    <style:style style:name="T16" style:family="text">
      <style:text-properties officeooo:rsid="001e2f62"/>
    </style:style>
    <style:style style:name="T17" style:family="text">
      <style:text-properties officeooo:rsid="001e8b26"/>
    </style:style>
    <style:style style:name="T18" style:family="text">
      <style:text-properties officeooo:rsid="001ec7fd"/>
    </style:style>
    <style:style style:name="T19" style:family="text">
      <style:text-properties style:font-size-asian="14pt" style:font-size-complex="14pt"/>
    </style:style>
    <style:style style:name="T20" style:family="text">
      <style:text-properties officeooo:rsid="001d65d2" style:font-size-asian="14pt" style:font-size-complex="14pt"/>
    </style:style>
    <style:style style:name="T21" style:family="text">
      <style:text-properties officeooo:rsid="001ec7fd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cessibilidade 03</text:h>
      <text:p text:style-name="P4"><text:span text:style-name="T4">a</text:span><text:span text:style-name="T3">riaAtomic -</text:span><text:span text:style-name="T1"> Retorna </text:span><text:span text:style-name="T7">ou define </text:span><text:span text:style-name="T1">o valor do aria-atomic atributo, que </text:span><text:span text:style-name="T7">indica se as tecnologias assistivas apresentarão toda ou apenas partes da região alterada, </text:span><text:span text:style-name="T12">ou seja, indica se toda a região deve ser lida sempre que algo nela mudar ou se apenas o elemento alterado deve ser lido:</text:span></text:p>
      <text:p text:style-name="P9">elemento.aria<text:span text:style-name="T13">Atomic </text:span></text:p>
      <text:p text:style-name="P10">elemento.aria<text:span text:style-name="T13">Atomic = “ <text:s/>“ </text:span></text:p>
      <text:p text:style-name="P1"/>
      <text:p text:style-name="P6"><text:span text:style-name="T2">ariaAutoComplete -</text:span> <text:span text:style-name="T14">Retorna ou define o valor do aria-autocomplete atributo, que indica </text:span><text:span text:style-name="T15">o modo em que o texto inserido será completado. Recebe os valores:</text:span></text:p>
      <text:p text:style-name="P7"><text:s text:c="5"/><text:span text:style-name="T5">inline -</text:span><text:span text:style-name="T15"> </text:span><text:span text:style-name="T16">Um texto sugerido aparece dinamicamente, ou seja, aparece um </text:span></text:p>
      <text:p text:style-name="P7"><text:span text:style-name="T16"><text:s text:c="5"/>único valor </text:span><text:span text:style-name="T17">possivel</text:span></text:p>
      <text:p text:style-name="P7"/>
      <text:p text:style-name="P5"><text:s text:c="5"/><text:span text:style-name="T5">list -</text:span><text:span text:style-name="T15"> </text:span><text:span text:style-name="T18">A</text:span><text:span text:style-name="T17">parece </text:span><text:span text:style-name="T18">u</text:span><text:span text:style-name="T17">ma lista de valores possíveis em um elemento separado</text:span></text:p>
      <text:p text:style-name="P5"/>
      <text:p text:style-name="P1"><text:s text:c="5"/><text:span text:style-name="T5">both -</text:span><text:span text:style-name="T15"> </text:span><text:span text:style-name="T18">Junta o modo inline e list</text:span></text:p>
      <text:p text:style-name="P1"/>
      <text:p text:style-name="P11"><text:span text:style-name="T19"><text:s text:c="5"/></text:span><text:span text:style-name="T6">none -</text:span><text:span text:style-name="T20"> </text:span><text:span text:style-name="T21">N</text:span><text:span text:style-name="T11">ão há exibição de uma sugestão automática</text:span></text:p>
      <text:p text:style-name="P1"/>
      <text:p text:style-name="P8"><text:span text:style-name="T2">ariaBusy -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Times New Roman" svg:font-family="'Times New Roman'"/>
    <style:font-face style:name="apple-system" svg:font-family="apple-system, system-ui, BlinkMacSystemFont, 'segoe ui', Helvetica, Arial, sans-serif, 'apple color emoji', 'segoe ui emoji', 'segoe ui symbol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06:59:22.353138574</meta:creation-date>
    <dc:date>2023-03-18T11:01:42.516663898</dc:date>
    <meta:editing-duration>PT40M38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2" meta:paragraph-count="11" meta:word-count="124" meta:character-count="774" meta:non-whitespace-character-count="631"/>
  </office:meta>
</office:document-meta>
</file>